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99ff66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ff3333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4.55cm" fo:min-width="0.3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cm"/>
    </style:style>
    <style:style style:name="gr9" style:family="graphic" style:parent-style-name="objectwithoutfill">
      <style:graphic-properties svg:stroke-width="0.1cm" draw:marker-start-width="0.349cm" draw:marker-end="Arrow" draw:marker-end-width="0.449cm" draw:fill="none" draw:textarea-vertical-align="middle" fo:padding-top="0.174cm" fo:padding-bottom="0.174cm" fo:padding-left="0.299cm" fo:padding-right="0.2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99ff66"/>
      <style:paragraph-properties fo:text-align="center"/>
    </style:style>
    <style:style style:name="P4" style:family="paragraph">
      <loext:graphic-properties draw:fill="none" draw:fill-color="#ff3333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1.10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0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02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2cm" svg:y="6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2cm" svg:y="8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2cm" svg:y="9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5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102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4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.102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2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3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2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102cm" svg:y="2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102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102cm" svg:y="4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2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2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2cm" svg:y="6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2cm" svg:y="8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2cm" svg:y="9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2cm" svg:y="4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2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2cm" svg:y="6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2cm" svg:y="8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2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2cm" svg:y="4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2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2cm" svg:y="6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2cm" svg:y="2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2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2cm" svg:y="4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2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2cm" svg:y="6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2cm" svg:y="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2cm" svg:y="2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2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2cm" svg:y="4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2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2cm" svg:y="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2cm" svg:y="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2cm" svg:y="2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2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2cm" svg:y="4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5cm" svg:x="5.102cm" svg:y="3.41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852cm" svg:y1="1.664cm" svg:x2="5.102cm" svg:y2="3.414cm">
          <text:p/>
        </draw:line>
        <draw:frame draw:style-name="gr7" draw:text-style-name="P5" draw:layer="layout" svg:width="4.024cm" svg:height="0.962cm" svg:x="1.378cm" svg:y="0.864cm">
          <draw:text-box>
            <text:p>Second filter</text:p>
          </draw:text-box>
        </draw:frame>
        <draw:custom-shape draw:style-name="gr2" draw:text-style-name="P2" draw:layer="layout" svg:width="1cm" svg:height="1cm" svg:x="10.202cm" svg:y="0.41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93cm" svg:height="1.673cm" svg:x="11.338cm" svg:y="0.164cm">
          <draw:text-box>
            <text:p>Effective spatial</text:p>
            <text:p>support</text:p>
          </draw:text-box>
        </draw:frame>
        <draw:line draw:style-name="gr9" draw:text-style-name="P1" draw:layer="layout" svg:x1="11.852cm" svg:y1="6.664cm" svg:x2="5.602cm" svg:y2="5.914cm">
          <text:p/>
        </draw:line>
        <draw:frame draw:style-name="gr10" draw:text-style-name="P5" draw:layer="layout" svg:width="4.088cm" svg:height="0.962cm" svg:x="11.952cm" svg:y="6.164cm">
          <draw:text-box>
            <text:p>Filtered pixel</text:p>
          </draw:text-box>
        </draw:frame>
        <draw:custom-shape draw:style-name="gr1" draw:text-style-name="P1" draw:layer="layout" svg:width="1cm" svg:height="1cm" svg:x="0.111cm" svg:y="5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6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8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9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3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1cm" svg:y="4.4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0:04:16.789706389</meta:creation-date>
    <dc:date>2015-11-05T05:49:52.203216619</dc:date>
    <meta:editing-duration>PT5M30S</meta:editing-duration>
    <meta:editing-cycles>2</meta:editing-cycles>
    <meta:generator>LibreOffice/4.4.5.2$Linux_X86_64 LibreOffice_project/40$Build-2</meta:generator>
    <meta:document-statistic meta:object-count="106"/>
  </office:meta>
</office:document-meta>
</file>